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1bba" officeooo:paragraph-rsid="00011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ntation automatique</text:p>
      <text:p text:style-name="Text_20_body">To format a selection: <text:span text:style-name="User_20_Entry">Ctrl</text:span>+<text:span text:style-name="User_20_Entry">K</text:span>, <text:span text:style-name="User_20_Entry">Ctrl</text:span>+<text:span text:style-name="User_20_Entry">F</text:span></text:p>
      <text:p text:style-name="Text_20_body">To format a document: <text:span text:style-name="User_20_Entry">Ctrl</text:span>+<text:span text:style-name="User_20_Entry">K</text:span>, <text:span text:style-name="User_20_Entry">Ctrl</text:span>+<text:span text:style-name="User_20_Entry">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09:33:24.877905310</meta:creation-date>
    <dc:date>2021-08-30T09:34:43.946249088</dc:date>
    <meta:editing-duration>PT1M1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" meta:word-count="14" meta:character-count="96" meta:non-whitespace-character-count="85"/>
  </office:meta>
</office:document-meta>
</file>